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3.670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sr20-forum.com/</text:p>
          </table:table-cell>
          <table:table-cell office:value-type="string" calcext:value-type="string">
            <text:p>Forkboar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https://www.eevblog.com/forum/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fornits.com/phpbb/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://xlforum.net/forums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 office:value-type="string" calcext:value-type="string">
            <text:p>old install</text:p>
          </table:table-cell>
        </table:table-row>
        <table:table-row table:style-name="ro1">
          <table:table-cell office:value-type="string" calcext:value-type="string">
            <text:p>https://forum.hptuners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.miata.net/vb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.supercell.com 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holley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s.nasioc.com/forums/" xlink:type="simple">https://forums.nasioc.com/forums/</text:a>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somethingawful.com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corvetteforum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ow priority, still very active</text:p>
          </table:table-cell>
        </table:table-row>
        <table:table-row table:style-name="ro1">
          <table:table-cell office:value-type="string" calcext:value-type="string">
            <text:p>https://www.digitalfaq.com/foru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rx7club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rx8club.com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mydigitallife.net/ 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 office:value-type="string" calcext:value-type="string">
            <text:p>Blocks AWS</text:p>
          </table:table-cell>
        </table:table-row>
        <table:table-row table:style-name="ro1">
          <table:table-cell office:value-type="string" calcext:value-type="string">
            <text:p>https://kiwifarms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b15sentra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b15u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clubwrx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iwsti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kboards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nissancubelife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nissanforums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ubaruforester.org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ubaruxvforum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thesubaruforums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wrxtuners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tevemeadedesigns.com/board/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TODO</text:p>
          </table:table-cell>
          <table:table-cell/>
        </table:table-row>
      </table:table>
      <table:table table:name="Sheet2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s://arstechnica.com/civis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blueirissoftware.com/forum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cl-evolved.com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forums.nicoclub.com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forums.zoneminder.com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www.msextra.com/forums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forum.avstumpfl.com/" xlink:type="simple">https://forum.avstumpfl.com/</text:a></text:p>
          </table:table-cell>
          <table:table-cell office:value-type="string" calcext:value-type="string">
            <text:p>phpBB</text:p>
          </table:table-cell>
          <table:table-cell/>
        </table:table-row>
      </table:table>
      <table:named-expressions/>
      <table:database-ranges>
        <table:database-range table:name="__Anonymous_Sheet_DB__0" table:target-range-address="forums.A1:forums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21:09:15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2T21:09:23.857000000</dc:date>
    <meta:editing-duration>PT3H41M46S</meta:editing-duration>
    <meta:editing-cycles>3</meta:editing-cycles>
    <meta:generator>LibreOffice/7.0.4.2$Windows_X86_64 LibreOffice_project/dcf040e67528d9187c66b2379df5ea4407429775</meta:generator>
    <meta:document-statistic meta:table-count="2" meta:cell-count="111" meta:object-count="0"/>
  </office:meta>
</office:document-meta>
</file>